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956cm" svg:height="10.1cm" svg:x="18.052cm" svg:y="0.18cm">
            <draw:object draw:notify-on-update-of-ranges="Hoja1.C2:Hoja1.C23 Hoja1.D1:Hoja1.D1 Hoja1.D2:Hoja1.D23 Hoja1.C2:Hoja1.C23 Hoja1.E1:Hoja1.E1 Hoja1.E2:Hoja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14cm" svg:height="10.571cm" svg:x="18.035cm" svg:y="10.916cm">
            <draw:object draw:notify-on-update-of-ranges="Hoja1.B2:Hoja1.B23 Hoja1.D1:Hoja1.D1 Hoja1.D2:Hoja1.D23 Hoja1.B2:Hoja1.B23 Hoja1.E1:Hoja1.E1 Hoja1.E2:Hoja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41cm" svg:height="10.173cm" svg:x="18.035cm" svg:y="22.154cm">
            <draw:object draw:notify-on-update-of-ranges="Hoja1.D2:Hoja1.D23 Hoja1.E2:Hoja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_gama</text:p>
          </table:table-cell>
          <table:table-cell table:style-name="ce1" office:value-type="string" calcext:value-type="string">
            <text:p>M_gamma</text:p>
          </table:table-cell>
          <table:table-cell table:style-name="ce1" office:value-type="string" calcext:value-type="string">
            <text:p>Delta_l [deg]</text:p>
          </table:table-cell>
          <table:table-cell table:style-name="ce1" office:value-type="string" calcext:value-type="string">
            <text:p>Delta_r [deg]</text:p>
          </table:table-cell>
          <table:table-cell table:style-name="ce1" office:value-type="string" calcext:value-type="string">
            <text:p>Delta_l [rad]</text:p>
          </table:table-cell>
          <table:table-cell table:style-name="ce1" office:value-type="string" calcext:value-type="string">
            <text:p>Delta_r [rad]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-0.00974359" calcext:value-type="float">
            <text:p>-0.0097435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2" table:formula="of:=[.D2]*(3.1415926535/180)" office:value-type="float" office:value="-0.0872664625972222" calcext:value-type="float">
            <text:p>-0.0872664625972222</text:p>
          </table:table-cell>
          <table:table-cell table:style-name="ce2" table:formula="of:=[.E2]*(3.1415926535/180)" office:value-type="float" office:value="-0.0349065850388889" calcext:value-type="float">
            <text:p>-0.034906585038888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0.03117949" calcext:value-type="float">
            <text:p>0.0311794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2" table:formula="of:=[.D3]*(3.1415926535/180)" office:value-type="float" office:value="-0.0349065850388889" calcext:value-type="float">
            <text:p>-0.0349065850388889</text:p>
          </table:table-cell>
          <table:table-cell table:style-name="ce2" table:formula="of:=[.E3]*(3.1415926535/180)" office:value-type="float" office:value="-0.0174532925194444" calcext:value-type="float">
            <text:p>-0.017453292519444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0.06430769" calcext:value-type="float">
            <text:p>0.064307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4]*(3.1415926535/180)" office:value-type="float" office:value="-0.0174532925194444" calcext:value-type="float">
            <text:p>-0.0174532925194444</text:p>
          </table:table-cell>
          <table:table-cell table:style-name="ce2" table:formula="of:=[.E4]*(3.1415926535/180)" office:value-type="float" office:value="0.0349065850388889" calcext:value-type="float">
            <text:p>0.034906585038888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0.10250256" calcext:value-type="float">
            <text:p>0.10250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table:formula="of:=[.D5]*(3.1415926535/180)" office:value-type="float" office:value="0.139626340155556" calcext:value-type="float">
            <text:p>0.139626340155556</text:p>
          </table:table-cell>
          <table:table-cell table:style-name="ce2" table:formula="of:=[.E5]*(3.1415926535/180)" office:value-type="float" office:value="0.0698131700777778" calcext:value-type="float">
            <text:p>0.069813170077777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0.14108718" calcext:value-type="float">
            <text:p>0.1410871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D6]*(3.1415926535/180)" office:value-type="float" office:value="0.157079632675" calcext:value-type="float">
            <text:p>0.157079632675</text:p>
          </table:table-cell>
          <table:table-cell table:style-name="ce2" table:formula="of:=[.E6]*(3.1415926535/180)" office:value-type="float" office:value="0.157079632675" calcext:value-type="float">
            <text:p>0.15707963267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0.18473846" calcext:value-type="float">
            <text:p>0.184738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table:formula="of:=[.D7]*(3.1415926535/180)" office:value-type="float" office:value="0.191986217713889" calcext:value-type="float">
            <text:p>0.191986217713889</text:p>
          </table:table-cell>
          <table:table-cell table:style-name="ce2" table:formula="of:=[.E7]*(3.1415926535/180)" office:value-type="float" office:value="0.174532925194444" calcext:value-type="float">
            <text:p>0.17453292519444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0.22020513" calcext:value-type="float">
            <text:p>0.22020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table:formula="of:=[.D8]*(3.1415926535/180)" office:value-type="float" office:value="0.261799387791667" calcext:value-type="float">
            <text:p>0.261799387791667</text:p>
          </table:table-cell>
          <table:table-cell table:style-name="ce2" table:formula="of:=[.E8]*(3.1415926535/180)" office:value-type="float" office:value="0.226892802752778" calcext:value-type="float">
            <text:p>0.22689280275277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0.7" calcext:value-type="float">
            <text:p>0.70</text:p>
          </table:table-cell>
          <table:table-cell office:value-type="float" office:value="0.25528205" calcext:value-type="float">
            <text:p>0.255282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" table:formula="of:=[.D9]*(3.1415926535/180)" office:value-type="float" office:value="0.31415926535" calcext:value-type="float">
            <text:p>0.31415926535</text:p>
          </table:table-cell>
          <table:table-cell table:style-name="ce2" table:formula="of:=[.E9]*(3.1415926535/180)" office:value-type="float" office:value="0.261799387791667" calcext:value-type="float">
            <text:p>0.26179938779166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0.8" calcext:value-type="float">
            <text:p>0.80</text:p>
          </table:table-cell>
          <table:table-cell office:value-type="float" office:value="0.29425641" calcext:value-type="float">
            <text:p>0.294256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table:formula="of:=[.D10]*(3.1415926535/180)" office:value-type="float" office:value="0.383972435427778" calcext:value-type="float">
            <text:p>0.383972435427778</text:p>
          </table:table-cell>
          <table:table-cell table:style-name="ce2" table:formula="of:=[.E10]*(3.1415926535/180)" office:value-type="float" office:value="0.31415926535" calcext:value-type="float">
            <text:p>0.3141592653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9" calcext:value-type="float">
            <text:p>0.90</text:p>
          </table:table-cell>
          <table:table-cell office:value-type="float" office:value="0.33089231" calcext:value-type="float">
            <text:p>0.3308923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table:formula="of:=[.D11]*(3.1415926535/180)" office:value-type="float" office:value="0.453785605505556" calcext:value-type="float">
            <text:p>0.453785605505556</text:p>
          </table:table-cell>
          <table:table-cell table:style-name="ce2" table:formula="of:=[.E11]*(3.1415926535/180)" office:value-type="float" office:value="0.366519142908333" calcext:value-type="float">
            <text:p>0.3665191429083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.37259487" calcext:value-type="float">
            <text:p>0.3725948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2" table:formula="of:=[.D12]*(3.1415926535/180)" office:value-type="float" office:value="0.506145483063889" calcext:value-type="float">
            <text:p>0.506145483063889</text:p>
          </table:table-cell>
          <table:table-cell table:style-name="ce2" table:formula="of:=[.E12]*(3.1415926535/180)" office:value-type="float" office:value="0.401425727947222" calcext:value-type="float">
            <text:p>0.40142572794722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-0.00584615" calcext:value-type="float">
            <text:p>-0.005846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13]*(3.1415926535/180)" office:value-type="float" office:value="-0.0174532925194444" calcext:value-type="float">
            <text:p>-0.0174532925194444</text:p>
          </table:table-cell>
          <table:table-cell table:style-name="ce2" table:formula="of:=[.E13]*(3.1415926535/180)" office:value-type="float" office:value="0.0349065850388889" calcext:value-type="float">
            <text:p>0.034906585038888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-0.1" calcext:value-type="float">
            <text:p>-0.10</text:p>
          </table:table-cell>
          <table:table-cell office:value-type="float" office:value="-0.04092308" calcext:value-type="float">
            <text:p>-0.04092308</text:p>
          </table:table-cell>
          <table:table-cell table:number-columns-repeated="2" office:value-type="float" office:value="-2" calcext:value-type="float">
            <text:p>-2</text:p>
          </table:table-cell>
          <table:table-cell table:style-name="ce2" table:formula="of:=[.D14]*(3.1415926535/180)" office:value-type="float" office:value="-0.0349065850388889" calcext:value-type="float">
            <text:p>-0.0349065850388889</text:p>
          </table:table-cell>
          <table:table-cell table:style-name="ce2" table:formula="of:=[.E14]*(3.1415926535/180)" office:value-type="float" office:value="-0.0349065850388889" calcext:value-type="float">
            <text:p>-0.034906585038888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-0.2" calcext:value-type="float">
            <text:p>-0.20</text:p>
          </table:table-cell>
          <table:table-cell office:value-type="float" office:value="-0.07950769" calcext:value-type="float">
            <text:p>-0.0795076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style-name="ce2" table:formula="of:=[.D15]*(3.1415926535/180)" office:value-type="float" office:value="-0.0523598775583333" calcext:value-type="float">
            <text:p>-0.0523598775583333</text:p>
          </table:table-cell>
          <table:table-cell table:style-name="ce2" table:formula="of:=[.E15]*(3.1415926535/180)" office:value-type="float" office:value="-0.0872664625972222" calcext:value-type="float">
            <text:p>-0.087266462597222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-0.3" calcext:value-type="float">
            <text:p>-0.30</text:p>
          </table:table-cell>
          <table:table-cell office:value-type="float" office:value="-0.11887179" calcext:value-type="float">
            <text:p>-0.1188717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style-name="ce2" table:formula="of:=[.D16]*(3.1415926535/180)" office:value-type="float" office:value="-0.0872664625972222" calcext:value-type="float">
            <text:p>-0.0872664625972222</text:p>
          </table:table-cell>
          <table:table-cell table:style-name="ce2" table:formula="of:=[.E16]*(3.1415926535/180)" office:value-type="float" office:value="-0.157079632675" calcext:value-type="float">
            <text:p>-0.15707963267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-0.4" calcext:value-type="float">
            <text:p>-0.40</text:p>
          </table:table-cell>
          <table:table-cell office:value-type="float" office:value="-0.15394872" calcext:value-type="float">
            <text:p>-0.1539487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style-name="ce2" table:formula="of:=[.D17]*(3.1415926535/180)" office:value-type="float" office:value="-0.157079632675" calcext:value-type="float">
            <text:p>-0.157079632675</text:p>
          </table:table-cell>
          <table:table-cell table:style-name="ce2" table:formula="of:=[.E17]*(3.1415926535/180)" office:value-type="float" office:value="-0.191986217713889" calcext:value-type="float">
            <text:p>-0.19198621771388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-0.5" calcext:value-type="float">
            <text:p>-0.50</text:p>
          </table:table-cell>
          <table:table-cell office:value-type="float" office:value="-0.18902564" calcext:value-type="float">
            <text:p>-0.18902564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style-name="ce2" table:formula="of:=[.D18]*(3.1415926535/180)" office:value-type="float" office:value="-0.174532925194444" calcext:value-type="float">
            <text:p>-0.174532925194444</text:p>
          </table:table-cell>
          <table:table-cell table:style-name="ce2" table:formula="of:=[.E18]*(3.1415926535/180)" office:value-type="float" office:value="-0.244346095272222" calcext:value-type="float">
            <text:p>-0.24434609527222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-0.6" calcext:value-type="float">
            <text:p>-0.60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style-name="ce2" table:formula="of:=[.D19]*(3.1415926535/180)" office:value-type="float" office:value="-0.209439510233333" calcext:value-type="float">
            <text:p>-0.209439510233333</text:p>
          </table:table-cell>
          <table:table-cell table:style-name="ce2" table:formula="of:=[.E19]*(3.1415926535/180)" office:value-type="float" office:value="-0.261799387791667" calcext:value-type="float">
            <text:p>-0.26179938779166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-0.7" calcext:value-type="float">
            <text:p>-0.70</text:p>
          </table:table-cell>
          <table:table-cell office:value-type="float" office:value="-0.26307692" calcext:value-type="float">
            <text:p>-0.26307692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table:style-name="ce2" table:formula="of:=[.D20]*(3.1415926535/180)" office:value-type="float" office:value="-0.244346095272222" calcext:value-type="float">
            <text:p>-0.244346095272222</text:p>
          </table:table-cell>
          <table:table-cell table:style-name="ce2" table:formula="of:=[.E20]*(3.1415926535/180)" office:value-type="float" office:value="-0.296705972830556" calcext:value-type="float">
            <text:p>-0.29670597283055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-0.8" calcext:value-type="float">
            <text:p>-0.80</text:p>
          </table:table-cell>
          <table:table-cell office:value-type="float" office:value="-0.29932308" calcext:value-type="float">
            <text:p>-0.29932308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table:style-name="ce2" table:formula="of:=[.D21]*(3.1415926535/180)" office:value-type="float" office:value="-0.296705972830556" calcext:value-type="float">
            <text:p>-0.296705972830556</text:p>
          </table:table-cell>
          <table:table-cell table:style-name="ce2" table:formula="of:=[.E21]*(3.1415926535/180)" office:value-type="float" office:value="-0.366519142908333" calcext:value-type="float">
            <text:p>-0.36651914290833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-0.9" calcext:value-type="float">
            <text:p>-0.90</text:p>
          </table:table-cell>
          <table:table-cell office:value-type="float" office:value="-0.33751795" calcext:value-type="float">
            <text:p>-0.33751795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table:style-name="ce2" table:formula="of:=[.D22]*(3.1415926535/180)" office:value-type="float" office:value="-0.331612557869444" calcext:value-type="float">
            <text:p>-0.331612557869444</text:p>
          </table:table-cell>
          <table:table-cell table:style-name="ce2" table:formula="of:=[.E22]*(3.1415926535/180)" office:value-type="float" office:value="-0.401425727947222" calcext:value-type="float">
            <text:p>-0.40142572794722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-0.37181538" calcext:value-type="float">
            <text:p>-0.37181538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style-name="ce2" table:formula="of:=[.D23]*(3.1415926535/180)" office:value-type="float" office:value="-0.349065850388889" calcext:value-type="float">
            <text:p>-0.349065850388889</text:p>
          </table:table-cell>
          <table:table-cell table:style-name="ce2" table:formula="of:=[.E23]*(3.1415926535/180)" office:value-type="float" office:value="-0.436332312986111" calcext:value-type="float">
            <text:p>-0.436332312986111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elta_l</text:p>
          </table:table-cell>
          <table:table-cell/>
          <table:table-cell table:style-name="ce1" office:value-type="string" calcext:value-type="string">
            <text:p>delta_r</text:p>
          </table:table-cell>
        </table:table-row>
        <table:table-row table:style-name="ro1">
          <table:table-cell office:value-type="string" calcext:value-type="string">
            <text:p>Fit Name: 4L_L</text:p>
          </table:table-cell>
          <table:table-cell/>
          <table:table-cell office:value-type="string" calcext:value-type="string">
            <text:p>Fit Name: 4L_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stom Curve Fit</text:p>
          </table:table-cell>
          <table:table-cell/>
          <table:table-cell office:value-type="string" calcext:value-type="string">
            <text:p>Custom Curve Fit</text:p>
          </table:table-cell>
        </table:table-row>
        <table:table-row table:style-name="ro1">
          <table:table-cell office:value-type="string" calcext:value-type="string">
            <text:p>f(x) = asin(sin(B)+A*sin(D*x))-B</text:p>
          </table:table-cell>
          <table:table-cell/>
          <table:table-cell office:value-type="string" calcext:value-type="string">
            <text:p>f(x) = B-asin(sin(B)-A*sin(D*x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fficients and 95% Confidence Bounds</text:p>
          </table:table-cell>
          <table:table-cell/>
          <table:table-cell office:value-type="string" calcext:value-type="string">
            <text:p>Coefficients and 95% Confidence Bounds</text:p>
          </table:table-cell>
        </table:table-row>
        <table:table-row table:style-name="ro1">
          <table:table-cell office:value-type="string" calcext:value-type="string">
            <text:p><text:s text:c="5"/>Value <text:s text:c="5"/>Lower <text:s text:c="6"/>Upper <text:s/></text:p>
          </table:table-cell>
          <table:table-cell/>
          <table:table-cell office:value-type="string" calcext:value-type="string">
            <text:p><text:s text:c="5"/>Value <text:s text:c="6"/>Lower <text:s text:c="6"/>Upper <text:s text:c="2"/></text:p>
          </table:table-cell>
        </table:table-row>
        <table:table-row table:style-name="ro1">
          <table:table-cell office:value-type="string" calcext:value-type="string">
            <text:p>A <text:s text:c="3"/>2.3870 <text:s text:c="3"/>-94.5320 <text:s text:c="3"/>99.3059</text:p>
          </table:table-cell>
          <table:table-cell/>
          <table:table-cell office:value-type="string" calcext:value-type="string">
            <text:p>A <text:s text:c="3"/>6.4586 <text:s text:c="3"/>-783.5825 <text:s text:c="3"/>796.4996</text:p>
          </table:table-cell>
        </table:table-row>
        <table:table-row table:style-name="ro1">
          <table:table-cell office:value-type="string" calcext:value-type="string">
            <text:p>B <text:s text:c="3"/>0.6918 <text:s text:c="3"/>0.4943 <text:s text:c="5"/>0.8892 </text:p>
          </table:table-cell>
          <table:table-cell/>
          <table:table-cell office:value-type="string" calcext:value-type="string">
            <text:p>B <text:s text:c="3"/>0.2775 <text:s text:c="3"/>0.0524 <text:s text:c="6"/>0.5026 <text:s/></text:p>
          </table:table-cell>
        </table:table-row>
        <table:table-row table:style-name="ro1">
          <table:table-cell office:value-type="string" calcext:value-type="string">
            <text:p>D <text:s text:c="3"/>0.3360 <text:s text:c="3"/>-13.3225 <text:s text:c="3"/>13.9944</text:p>
          </table:table-cell>
          <table:table-cell/>
          <table:table-cell office:value-type="string" calcext:value-type="string">
            <text:p>D <text:s text:c="3"/>0.1627 <text:s text:c="3"/>-19.7577 <text:s text:c="4"/>20.0832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odness of Fit</text:p>
          </table:table-cell>
          <table:table-cell/>
          <table:table-cell office:value-type="string" calcext:value-type="string">
            <text:p>Goodness of Fit</text:p>
          </table:table-cell>
        </table:table-row>
        <table:table-row table:style-name="ro1">
          <table:table-cell office:value-type="string" calcext:value-type="string">
            <text:p><text:s text:c="13"/>Value <text:s/></text:p>
          </table:table-cell>
          <table:table-cell/>
          <table:table-cell office:value-type="string" calcext:value-type="string">
            <text:p><text:s text:c="13"/>Value <text:s/></text:p>
          </table:table-cell>
        </table:table-row>
        <table:table-row table:style-name="ro1">
          <table:table-cell office:value-type="string" calcext:value-type="string">
            <text:p>SSE <text:s text:c="8"/>0.0226 </text:p>
          </table:table-cell>
          <table:table-cell/>
          <table:table-cell office:value-type="string" calcext:value-type="string">
            <text:p>SSE <text:s text:c="8"/>0.0112 </text:p>
          </table:table-cell>
        </table:table-row>
        <table:table-row table:style-name="ro1">
          <table:table-cell office:value-type="string" calcext:value-type="string">
            <text:p>R-square <text:s text:c="3"/>0.9833 </text:p>
          </table:table-cell>
          <table:table-cell/>
          <table:table-cell office:value-type="string" calcext:value-type="string">
            <text:p>R-square <text:s text:c="3"/>0.9917 </text:p>
          </table:table-cell>
        </table:table-row>
        <table:table-row table:style-name="ro1">
          <table:table-cell office:value-type="string" calcext:value-type="string">
            <text:p>DFE <text:s text:c="8"/>19.0000</text:p>
          </table:table-cell>
          <table:table-cell/>
          <table:table-cell office:value-type="string" calcext:value-type="string">
            <text:p>DFE <text:s text:c="8"/>19.0000</text:p>
          </table:table-cell>
        </table:table-row>
        <table:table-row table:style-name="ro1">
          <table:table-cell office:value-type="string" calcext:value-type="string">
            <text:p>Adj R-sq <text:s text:c="3"/>0.9815 </text:p>
          </table:table-cell>
          <table:table-cell/>
          <table:table-cell office:value-type="string" calcext:value-type="string">
            <text:p>Adj R-sq <text:s text:c="3"/>0.9908 </text:p>
          </table:table-cell>
        </table:table-row>
        <table:table-row table:style-name="ro1">
          <table:table-cell office:value-type="string" calcext:value-type="string">
            <text:p>RMSE <text:s text:c="7"/>0.0345 </text:p>
          </table:table-cell>
          <table:table-cell/>
          <table:table-cell office:value-type="string" calcext:value-type="string">
            <text:p>RMSE <text:s text:c="7"/>0.0243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34:58.413786864</meta:creation-date>
    <meta:generator>LibreOffice/7.3.7.2$Linux_X86_64 LibreOffice_project/30$Build-2</meta:generator>
    <dc:date>2023-10-26T14:37:33.634839354</dc:date>
    <meta:editing-duration>PT3H33M8S</meta:editing-duration>
    <meta:editing-cycles>12</meta:editing-cycles>
    <meta:document-statistic meta:table-count="2" meta:cell-count="19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scatter" chart:style-name="ch1">
        <chart:legend chart:legend-position="end" svg:x="15.244cm" svg:y="4.502cm" style:legend-expansion="high" chart:style-name="ch2"/>
        <chart:plot-area chart:style-name="ch3" table:cell-range-address="Hoja1.C2:Hoja1.E23 Hoja1.D1:Hoja1.E1" chart:data-source-has-labels="row" svg:x="1.37cm" svg:y="0.202cm" svg:width="13.515cm" svg:height="8.716cm">
          <chart:coordinate-region svg:x="1.661cm" svg:y="0.401cm" svg:width="12.984cm" svg:height="8.318cm"/>
          <chart:axis chart:dimension="x" chart:name="primary-x" chart:style-name="ch4">
            <chart:title svg:x="7.302cm" svg:y="9.12cm" chart:style-name="ch5">
              <text:p>M_gamma</text:p>
            </chart:title>
            <chart:grid chart:style-name="ch6" chart:class="major"/>
          </chart:axis>
          <chart:axis chart:dimension="y" chart:name="primary-y" chart:style-name="ch4">
            <chart:title svg:x="0.451cm" svg:y="4.974cm" chart:style-name="ch7">
              <text:p>[deg]</text:p>
            </chart:title>
            <chart:grid chart:style-name="ch6" chart:class="major"/>
          </chart:axis>
          <chart:series chart:style-name="ch8" chart:values-cell-range-address="Hoja1.D2:Hoja1.D23" chart:label-cell-address="Hoja1.D1:Hoja1.D1" chart:class="chart:scatter">
            <chart:domain table:cell-range-address="Hoja1.C2:Hoja1.C23"/>
            <chart:data-point chart:repeated="22"/>
          </chart:series>
          <chart:series chart:style-name="ch9" chart:values-cell-range-address="Hoja1.E2:Hoja1.E23" chart:label-cell-address="Hoja1.E1:Hoja1.E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74359">
                <text:p>-0.00974359</text:p>
                <draw:g>
                  <svg:desc>Hoja1.C2:Hoja1.C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17949">
                <text:p>0.0311794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0769">
                <text:p>0.0643076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50256">
                <text:p>0.10250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08718">
                <text:p>0.141087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73846">
                <text:p>0.184738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20513">
                <text:p>0.220205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28205">
                <text:p>0.2552820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425641">
                <text:p>0.29425641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089231">
                <text:p>0.3308923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59487">
                <text:p>0.37259487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84615">
                <text:p>-0.0058461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092308">
                <text:p>-0.0409230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0769">
                <text:p>-0.07950769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887179">
                <text:p>-0.11887179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394872">
                <text:p>-0.15394872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8902564">
                <text:p>-0.18902564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28">
                <text:p>-0.22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307692">
                <text:p>-0.26307692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932308">
                <text:p>-0.2993230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751795">
                <text:p>-0.33751795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181538">
                <text:p>-0.37181538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5cm" svg:height="10.572cm" xlink:href=".." xlink:type="simple" chart:class="chart:scatter" chart:style-name="ch1">
        <chart:legend chart:legend-position="end" svg:x="15.102cm" svg:y="4.738cm" style:legend-expansion="high" chart:style-name="ch2"/>
        <chart:plot-area chart:style-name="ch3" table:cell-range-address="Hoja1.B2:Hoja1.B23 Hoja1.D1:Hoja1.E23" chart:data-source-has-labels="row" svg:x="1.367cm" svg:y="0.211cm" svg:width="13.379cm" svg:height="9.169cm">
          <chart:coordinate-region svg:x="1.751cm" svg:y="0.41cm" svg:width="12.663cm" svg:height="8.771cm"/>
          <chart:axis chart:dimension="x" chart:name="primary-x" chart:style-name="ch4">
            <chart:title svg:x="7.258cm" svg:y="9.591cm" chart:style-name="ch5">
              <text:p>S_gamma</text:p>
            </chart:title>
            <chart:grid chart:style-name="ch6" chart:class="major"/>
          </chart:axis>
          <chart:axis chart:dimension="y" chart:name="primary-y" chart:style-name="ch7">
            <chart:title svg:x="0.451cm" svg:y="5.209cm" chart:style-name="ch8">
              <text:p>[deg]</text:p>
            </chart:title>
            <chart:grid chart:style-name="ch6" chart:class="major"/>
          </chart:axis>
          <chart:series chart:style-name="ch9" chart:values-cell-range-address="Hoja1.D2:Hoja1.D23" chart:label-cell-address="Hoja1.D1:Hoja1.D1" chart:class="chart:scatter">
            <chart:domain table:cell-range-address="Hoja1.B2:Hoja1.B23"/>
            <chart:data-point chart:repeated="22"/>
          </chart:series>
          <chart:series chart:style-name="ch10" chart:values-cell-range-address="Hoja1.E2:Hoja1.E23" chart:label-cell-address="Hoja1.E1:Hoja1.E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2:Hoja1.B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">
                <text:p>-0.2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">
                <text:p>-0.4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">
                <text:p>-0.5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">
                <text:p>-0.6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">
                <text:p>-0.7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">
                <text:p>-0.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42cm" svg:height="10.174cm" xlink:href=".." xlink:type="simple" chart:class="chart:scatter" chart:style-name="ch1">
        <chart:legend chart:legend-position="end" svg:x="15.394cm" svg:y="4.788cm" style:legend-expansion="high" chart:style-name="ch2"/>
        <chart:plot-area chart:style-name="ch3" table:cell-range-address="Hoja1.D2:Hoja1.E23" svg:x="1.367cm" svg:y="0.203cm" svg:width="13.671cm" svg:height="8.787cm">
          <chart:coordinate-region svg:x="1.605cm" svg:y="0.402cm" svg:width="13.246cm" svg:height="8.389cm"/>
          <chart:axis chart:dimension="x" chart:name="primary-x" chart:style-name="ch4">
            <chart:title svg:x="7.788cm" svg:y="9.193cm" chart:style-name="ch5">
              <text:p>[deg]</text:p>
            </chart:title>
            <chart:grid chart:style-name="ch6" chart:class="major"/>
          </chart:axis>
          <chart:axis chart:dimension="y" chart:name="primary-y" chart:style-name="ch4">
            <chart:title svg:x="0.451cm" svg:y="5.01cm" chart:style-name="ch7">
              <text:p>[deg]</text:p>
            </chart:title>
            <chart:grid chart:style-name="ch6" chart:class="major"/>
          </chart:axis>
          <chart:series chart:style-name="ch8" chart:values-cell-range-address="Hoja1.E2:Hoja1.E23" chart:class="chart:scatter">
            <chart:domain table:cell-range-address="Hoja1.D2:Hoja1.D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